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2a5d" officeooo:paragraph-rsid="00142a5d" style:font-weight-asian="bold" style:font-weight-complex="bold"/>
    </style:style>
    <style:style style:name="P2" style:family="paragraph" style:parent-style-name="Standard">
      <style:text-properties fo:font-weight="normal" officeooo:rsid="00142a5d" officeooo:paragraph-rsid="00142a5d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TTER AND SETTER METHODS </text:p>
      <text:p text:style-name="P1"><text:s/></text:p>
      <text:p text:style-name="P1">CODE :</text:p>
      <text:p text:style-name="P1"/>
      <text:p text:style-name="P2">class Rectangle</text:p>
      <text:p text:style-name="P2">{</text:p>
      <text:p text:style-name="P2"><text:s text:c="4"/>private int length;</text:p>
      <text:p text:style-name="P2"><text:s text:c="4"/>private int width;</text:p>
      <text:p text:style-name="P2"><text:s text:c="4"/>public void setlength(int x)</text:p>
      <text:p text:style-name="P2"><text:s text:c="4"/>{</text:p>
      <text:p text:style-name="P2"><text:s text:c="8"/>length = x;</text:p>
      <text:p text:style-name="P2"><text:s text:c="4"/>}</text:p>
      <text:p text:style-name="P2"><text:s text:c="4"/>public int getlength()</text:p>
      <text:p text:style-name="P2"><text:s text:c="4"/>{</text:p>
      <text:p text:style-name="P2"><text:s text:c="8"/>return length;</text:p>
      <text:p text:style-name="P2"><text:s text:c="4"/>}</text:p>
      <text:p text:style-name="P2"><text:s text:c="4"/>public static void main(String[] args)</text:p>
      <text:p text:style-name="P2"><text:s text:c="4"/>{</text:p>
      <text:p text:style-name="P2"><text:s text:c="8"/>Rectangle r1 = new Rectangle();</text:p>
      <text:p text:style-name="P2"><text:s text:c="8"/>r1.setlength(5);</text:p>
      <text:p text:style-name="P2"><text:s text:c="8"/>System.out.println(r1.getlength());</text:p>
      <text:p text:style-name="P2"><text:s text:c="4"/>}</text:p>
      <text:p text:style-name="P2">}</text:p>
      <text:p text:style-name="P2"/>
      <text:p text:style-name="P2"/>
      <text:p text:style-name="P1">OUTPUT :</text:p>
      <text:p text:style-name="P1"/>
      <text:p text:style-name="P2">5</text:p>
      <text:p text:style-name="P2"/>
      <text:p text:style-name="P2">=== Code Execution Successful ===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9T11:16:51.437378265</meta:creation-date>
    <dc:date>2024-09-19T11:18:36.382567680</dc:date>
    <meta:editing-duration>PT1M45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25" meta:word-count="54" meta:character-count="414" meta:non-whitespace-character-count="298"/>
  </office:meta>
</office:document-meta>
</file>